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bDumper.atLeast( int majorver , int minorver , int releasen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particleTypeString( int sp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Dumper.dumpAnnotatio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sbDumper.read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attruseCodeString( int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read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filetypeString( int c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bDumper.emi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dumpAnnot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erro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containerfieldTypeString( in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dumpClassnameIndex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rea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qnameSetString( QNam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propertyflagsString( int fla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Dumper.dump( InputStream input , String indent ,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bDumper.qnameString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Dumper.dump( InputStream input , String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readXmlValueObject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tringPool.codeForString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Dumper.readSOAPArra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Dumper.read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readByte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bDumper.atMost( int majorver , int minorver , int releasen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dumpQNameMap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rea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readQNam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bDumper.dumpZip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bDumper.dumpAttributeData( boolean glob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bDumper.dumpIndex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bDumper.readBigInteg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dumpTypeArray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Pool.String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read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Dumper.alwaysString( int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dumpHe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bDumper.whitespaceCodeString( in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accept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facetCodeString( int cod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bDumper.read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simpleVarietyString( int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particleflagsString( int fla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bDumper.dumpModelGroupDa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bDumper.dumpTypeFileData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XsbDumper.read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dumpStringArray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wcprocessString( in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typeflagsString( int flag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bDumper.hex32Str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SOAPArrayTypeString( SOAPArrayTyp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Dumper.dumpParticleArray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Dumper.derivationTypeString( int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Dumper.dumpAttributeGroup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bDumper.jtcString( int cod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bDumper.dump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out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dumpPoint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Dumper.dumpAl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ingPool.stringForCode( in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Dumper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e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bDumper.dump( File file , boolean fo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sbDumper.dumpProperty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bDumper.dumpParticleData( boolean glob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tringPool.readFrom( DataInputStream in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bDumper.complexVarietyString( in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Dump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Dumper.bigIntegerString( BigInteger big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Dumper.XsbDumper( InputStream stream , String indent , PrintStream o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Dumper.dump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